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map style:condition="is-true-formula([Sheet1.$J83]&gt;COLUMN([Sheet1.H83])-3)" style:apply-style-name="Excel_5f_CondFormat_5f_1_5f_2_5f_1" style:base-cell-address="Sheet1.H83"/>
    </style:style>
    <style:style style:name="ce9" style:family="table-cell" style:parent-style-name="Default">
      <style:map style:condition="is-true-formula([.$J1]&gt;COLUMN([.A1])-3)" style:apply-style-name="Parameter" style:base-cell-address="Sheet1.A1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4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5" style:family="table-cell" style:parent-style-name="Default">
      <style:map style:condition="is-true-formula(AND(NOT(ISBLANK([Sheet1.M2]));IF(ISERROR([Sheet1.A2]);ORG.OPENOFFICE.ERRORTYPE([Sheet1.A2])=ORG.OPENOFFICE.ERRORTYPE([Sheet1.M2]);[Sheet1.A2]=[Sheet1.M2])))" style:apply-style-name="Excel_5f_CondFormat_5f_1_5f_3_5f_1" style:base-cell-address="Sheet1.M2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10"/>
        <table:table-column table:style-name="co5" table:default-cell-style-name="ce5"/>
        <table:table-column table:style-name="co6" table:number-columns-repeated="245" table:default-cell-style-name="ce5"/>
        <table:table-column table:style-name="co7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WAHR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3];[.D13:.F13];-1)" office:value-type="float" office:value="3">
            <text:p>3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3"/>
          <table:table-cell/>
          <table:table-cell/>
          <table:table-cell table:style-name="Default" table:formula="of:=IF(ISBLANK([.M13]);[.A13];[.M13])" office:value-type="float" office:value="3">
            <text:p>3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4];[.D14:.F14];-1)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]);[.A14];[.M14])" office:value-type="float" office:value="3">
            <text:p>3</text:p>
          </table:table-cell>
          <table:table-cell table:style-name="Default"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5];[.D15:.F15];-1)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]);[.A15];[.M15])" office:value-type="float" office:value="2">
            <text:p>2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6];[.D16:.F16];-1)" office:value-type="float" office:value="2">
            <text:p>2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6]);[.A16];[.M16])" office:value-type="float" office:value="2">
            <text:p>2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8];[.D18:.F18];-1)" office:value-type="float" office:value="1">
            <text:p>1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8]);[.A18];[.M18])" office:value-type="float" office:value="1">
            <text:p>1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9];[.D19:.F19];-1)" office:value-type="float" office:value="1">
            <text:p>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9]);[.A19];[.M19])" office:value-type="float" office:value="1">
            <text:p>1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0];[.D20:.F20];-1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0]);[.A20];[.M20])" office:value-type="string" office:string-value="Err:32767">
            <text:p>Err:32767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2];[.D22:.F22];-1)"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2]);[.A22];[.M22])" office:value-type="float" office:value="2">
            <text:p>2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4];[.D24:.F24];0)" office:value-type="float" office:value="0">
            <text:p>#N/A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4]);[.A24];[.M24])" office:value-type="string" office:string-value="Err:32767">
            <text:p>Err:32767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F25];0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6];[.D26:.F26];0)" office:value-type="float" office:value="0">
            <text:p>#N/A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6]);[.A26];[.M26])" office:value-type="string" office:string-value="Err:32767">
            <text:p>Err:32767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7];[.D27:.F27];0)" office:value-type="float" office:value="0">
            <text:p>#N/A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7]);[.A27];[.M27])" office:value-type="string" office:string-value="Err:32767">
            <text:p>Err:32767</text:p>
          </table:table-cell>
          <table:table-cell table:style-name="Default"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8];[.D28:.F28];0)" office:value-type="float" office:value="2">
            <text:p>2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28]);[.A28];[.M28])" office:value-type="float" office:value="2">
            <text:p>2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9];[.D29:.F29];0)" office:value-type="float" office:value="0">
            <text:p>#N/A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29]);[.A29];[.M29])" office:value-type="string" office:string-value="Err:32767">
            <text:p>Err:32767</text:p>
          </table:table-cell>
          <table:table-cell table:style-name="Default"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0];[.D30:.F30];0)" office:value-type="float" office:value="3">
            <text:p>3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0]);[.A30];[.M30])" office:value-type="float" office:value="3">
            <text:p>3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500">
            <text:p>50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2];[.D32:.F32];0)" office:value-type="float" office:value="0">
            <text:p>#N/A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32]);[.A32];[.M32])" office:value-type="string" office:string-value="Err:32767">
            <text:p>Err:32767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3];[.D33:.F33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3]);[.A33];[.M33])" office:value-type="float" office:value="2">
            <text:p>2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4];[.D34:.F34];0)" office:value-type="float" office:value="2">
            <text:p>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34]);[.A34];[.M34])" office:value-type="float" office:value="2">
            <text:p>2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WAHR</text:p>
          </table:table-cell>
          <table:table-cell table:number-columns-repeated="1007"/>
        </table:table-row>
        <table:table-row table:style-name="ro2" table:number-rows-repeated="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37:.E37];2)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ce14"/>
          <table:table-cell/>
          <table:table-cell/>
          <table:table-cell table:style-name="Default" table:formula="of:=IF(ISBLANK([.M37]);[.A37];[.M37])" office:value-type="float" office:value="6">
            <text:p>6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38:.E38]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38]);[.A38];[.M38])" office:value-type="float" office:value="9">
            <text:p>9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0:.F40];[.C40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0]);[.A40];[.M40])" office:value-type="float" office:value="5">
            <text:p>5</text:p>
          </table:table-cell>
          <table:table-cell table:style-name="Default"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1:.F41];[.C41])" office:value-type="float" office:value="8">
            <text:p>8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1]);[.A41];[.M41])" office:value-type="float" office:value="8">
            <text:p>8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2:.F42];[.C42])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2]);[.A42];[.M42])" office:value-type="float" office:value="6">
            <text:p>6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3:.F43];[.C43]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43]);[.A43];[.M43])" office:value-type="string" office:string-value="Err:519">
            <text:p>Err:519</text:p>
          </table:table-cell>
          <table:table-cell table:style-name="Default"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4:.F44];[.C44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44]);[.A44];[.M44])" office:value-type="string" office:string-value="Err:502">
            <text:p>Err:502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46:.F46];[.C46])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6]);[.A46];[.M46])" office:value-type="float" office:value="0">
            <text:p>0</text:p>
          </table:table-cell>
          <table:table-cell table:style-name="Default"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7:.F47];[.C47])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47]);[.A47];[.M47])" office:value-type="float" office:value="5">
            <text:p>5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9:.E50];2;2)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13"/>
          <table:table-cell/>
          <table:table-cell/>
          <table:table-cell table:style-name="Default" table:formula="of:=IF(ISBLANK([.M49]);[.A49];[.M49])" office:value-type="float" office:value="9">
            <text:p>9</text:p>
          </table:table-cell>
          <table:table-cell table:style-name="Default"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0:.E50];1;2)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0]);[.A50];[.M50])" office:value-type="float" office:value="9">
            <text:p>9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2:.G$53];[.C52];[.D52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2]);[.A52];[.M52])" office:value-type="float" office:value="11">
            <text:p>11</text:p>
          </table:table-cell>
          <table:table-cell table:style-name="Default"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2:.G$53];[.C53];[.D53])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3]);[.A53];[.M53])" office:value-type="float" office:value="13">
            <text:p>13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2:.G$53];[.C54];[.D54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4]);[.A54];[.M54])" office:value-type="float" office:value="12">
            <text:p>12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2:.G$53];[.C55];[.D55])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5]);[.A55];[.M55])" office:value-type="float" office:value="14">
            <text:p>14</text:p>
          </table:table-cell>
          <table:table-cell table:style-name="Default" table:formula="of:=IF(ISBLANK([.O55]);IF(ISERROR([.B55]);&quot;Err:&quot;&amp;ORG.OPENOFFICE.ERRORTYPE([.B55])=[.M55];OR([.P55]=[.B55];IF(AND(ISNUMBER([.P55]);ISNUMBER([.B55]));OR(AND([.P55]=0;ABS([.B55])&lt;1E-307);&quot;&quot;&amp;[.B55]=&quot;&quot;&amp;[.P55]))));[.O5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57:.D58];1;1)" office:value-type="float" office:value="11">
            <text:p>1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7]);[.A57];[.M57])" office:value-type="float" office:value="11">
            <text:p>11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58:.D58];1;1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0:.G$61];[.C60];[.D60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0]);[.A60];[.M60])" office:value-type="float" office:value="11">
            <text:p>11</text:p>
          </table:table-cell>
          <table:table-cell table:style-name="Default"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1:.G$61];[.C61];[.D61])" office:value-type="float" office:value="14">
            <text:p>1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1]);[.A61];[.M61])" office:value-type="float" office:value="14">
            <text:p>14</text:p>
          </table:table-cell>
          <table:table-cell table:style-name="Default"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3:.G63];[.D63];[.C6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63]);[.A63];[.M63])" office:value-type="string" office:string-value="Err:502">
            <text:p>Err:502</text:p>
          </table:table-cell>
          <table:table-cell table:style-name="Default"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4:.G64];0;[.C64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5:.G65];[.D65];[.C65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5]);[.A65];[.M65])" office:value-type="float" office:value="11">
            <text:p>11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6:.G66];[.D66];[.C6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66]);[.A66];[.M66])" office:value-type="string" office:string-value="Err:502">
            <text:p>Err:502</text:p>
          </table:table-cell>
          <table:table-cell table:style-name="Default"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68];[.D68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68]);[.A68];[.M68])" office:value-type="string" office:string-value="Err:502">
            <text:p>Err:502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69];0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68:.E$70];[.C70];[.D70])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0]);[.A70];[.M70])" office:value-type="float" office:value="11">
            <text:p>11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68:.E$70];[.C71];[.D71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1]);[.A71];[.M71])" office:value-type="string" office:string-value="Err:502">
            <text:p>Err:502</text:p>
          </table:table-cell>
          <table:table-cell table:style-name="Default"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3];1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3]);[.A73];[.M73])" office:value-type="string" office:string-value="Err:502">
            <text:p>Err:502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4];1)" office:value-type="float" office:value="0">
            <text:p>#VALUE!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19</text:p>
          </table:table-cell>
          <table:table-cell/>
          <table:table-cell/>
          <table:table-cell table:style-name="Default" table:formula="of:=IF(ISBLANK([.M74]);[.A74];[.M74])" office:value-type="string" office:string-value="Err:519">
            <text:p>Err:519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5:.F$76];[.C75];1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1">
            <text:p>11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5]);[.A75];[.M75])" office:value-type="float" office:value="11">
            <text:p>11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5:.F$76];[.C76];1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76]);[.A76];[.M76])" office:value-type="float" office:value="12">
            <text:p>12</text:p>
          </table:table-cell>
          <table:table-cell table:style-name="Default"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5:.F$76];[.C77];1)" office:value-type="float" office:value="0">
            <text:p>Err:502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one</text:p>
          </table:table-cell>
          <table:table-cell table:formula="of:=INDEX([.D79:.E79];[.C79])" office:value-type="string" office:string-value="one">
            <text:p>on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ce14"/>
          <table:table-cell/>
          <table:table-cell/>
          <table:table-cell table:style-name="Default" table:formula="of:=IF(ISBLANK([.M79]);[.A79];[.M79])" office:value-type="string" office:string-value="one">
            <text:p>one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two</text:p>
          </table:table-cell>
          <table:table-cell table:formula="of:=INDEX([.D80:.E80];[.C80])" office:value-type="string" office:string-value="two">
            <text:p>two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one</text:p>
          </table:table-cell>
          <table:table-cell table:style-name="ce7" office:value-type="string">
            <text:p>two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0]);[.A80];[.M80])" office:value-type="string" office:string-value="two">
            <text:p>two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Default" table:formula="of:=INDEX([.F82:.G82];[.H82])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formula="of:=INDEX([.C82:.D82];[.E82])" office:value-type="float" office:value="1">
            <text:p>1</text:p>
          </table:table-cell>
          <table:table-cell table:style-name="ce8" table:formula="of:=INDEX([.E82:.E82];[.D82])" office:value-type="float" office:value="2">
            <text:p>2</text:p>
          </table:table-cell>
          <table:table-cell table:style-name="Default" table:formula="of:=INDEX([.D82:.E82];[.C82])" office:value-type="float" office:value="2">
            <text:p>2</text:p>
          </table:table-cell>
          <table:table-cell table:style-name="ce8"/>
          <table:table-cell table:style-name="ce11" office:value-type="float" office:value="3">
            <text:p>3</text:p>
          </table:table-cell>
          <table:table-cell table:style-name="Default" office:value-type="string">
            <text:p>INDEX (nested)</text:p>
          </table:table-cell>
          <table:table-cell table:style-name="Default"/>
          <table:table-cell table:style-name="ce15"/>
          <table:table-cell table:style-name="Default"/>
          <table:table-cell table:style-name="Default"/>
          <table:table-cell table:style-name="Default" table:formula="of:=IF(ISBLANK([.M82]);[.A82];[.M82])" office:value-type="float" office:value="2">
            <text:p>2</text:p>
          </table:table-cell>
          <table:table-cell table:style-name="Default"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Default"/>
          <table:table-cell table:style-name="ce8" table:number-columns-repeated="7"/>
          <table:table-cell table:style-name="ce11"/>
          <table:table-cell table:style-name="Default" table:number-columns-repeated="2"/>
          <table:table-cell table:style-name="ce15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4];[.D84:.F84];[.G84:.I84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13"/>
          <table:table-cell/>
          <table:table-cell/>
          <table:table-cell table:style-name="Default" table:formula="of:=IF(ISBLANK([.M84]);[.A84];[.M84])" office:value-type="float" office:value="12">
            <text:p>12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5];[.D85:.F85];[.G85:.I85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5]);[.A85];[.M85])" office:value-type="float" office:value="11">
            <text:p>11</text:p>
          </table:table-cell>
          <table:table-cell table:style-name="Default"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6];[.D86:.F86];[.G86:.I86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86]);[.A86];[.M86])" office:value-type="float" office:value="12">
            <text:p>12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87];[.D87:.F87];[.G87:.I87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87]);[.A87];[.M87])" office:value-type="string" office:string-value="Err:32767">
            <text:p>Err:32767</text:p>
          </table:table-cell>
          <table:table-cell table:style-name="Default"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9];[.D$89:.D$91];[.E$89:.E$91])" office:value-type="float" office:value="11">
            <text:p>1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13"/>
          <table:table-cell/>
          <table:table-cell/>
          <table:table-cell table:style-name="Default" table:formula="of:=IF(ISBLANK([.M89]);[.A89];[.M89])" office:value-type="float" office:value="11">
            <text:p>11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0];[.D$89:.D$91];[.E$89:.E$91])" office:value-type="float" office:value="12">
            <text:p>1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0]);[.A90];[.M90])" office:value-type="float" office:value="12">
            <text:p>12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1];[.D$89:.D$91];[.E$89:.E$91])" office:value-type="float" office:value="12">
            <text:p>1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1]);[.A91];[.M91])" office:value-type="float" office:value="12">
            <text:p>12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2];[.D$89:.D$91];[.E$89:.E$91])" office:value-type="float" office:value="0">
            <text:p>#N/A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 office:value-type="string">
            <text:p>Err:32767</text:p>
          </table:table-cell>
          <table:table-cell/>
          <table:table-cell/>
          <table:table-cell table:style-name="Default" table:formula="of:=IF(ISBLANK([.M92]);[.A92];[.M92])" office:value-type="string" office:string-value="Err:32767">
            <text:p>Err:32767</text:p>
          </table:table-cell>
          <table:table-cell table:style-name="Default"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4];[.D$94:.G$96]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ce14"/>
          <table:table-cell/>
          <table:table-cell/>
          <table:table-cell table:style-name="Default" table:formula="of:=IF(ISBLANK([.M94]);[.A94];[.M94])" office:value-type="float" office:value="22">
            <text:p>22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5];[.D$94:.G$96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5]);[.A95];[.M95])" office:value-type="float" office:value="23">
            <text:p>23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6];[.D$94:.G$96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6]);[.A96];[.M96])" office:value-type="float" office:value="23">
            <text:p>23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98];[.D$98:.F$100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13"/>
          <table:table-cell/>
          <table:table-cell/>
          <table:table-cell table:style-name="Default" table:formula="of:=IF(ISBLANK([.M98]);[.A98];[.M98])" office:value-type="float" office:value="21">
            <text:p>21</text:p>
          </table:table-cell>
          <table:table-cell table:style-name="Default"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9];[.D$98:.F$100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99]);[.A99];[.M99])" office:value-type="float" office:value="22">
            <text:p>22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0];[.D$98:.F$100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0]);[.A100];[.M100])" office:value-type="float" office:value="22">
            <text:p>22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2];[.D$102:.F$105])" office:value-type="float" office:value="21">
            <text:p>21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13"/>
          <table:table-cell/>
          <table:table-cell/>
          <table:table-cell table:style-name="Default" table:formula="of:=IF(ISBLANK([.M102]);[.A102];[.M102])" office:value-type="float" office:value="21">
            <text:p>21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3];[.D$102:.F$105])" office:value-type="float" office:value="22">
            <text:p>22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3]);[.A103];[.M103])" office:value-type="float" office:value="22">
            <text:p>22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4];[.D$102:.F$105])" office:value-type="float" office:value="22">
            <text:p>2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4]);[.A104];[.M104])" office:value-type="float" office:value="22">
            <text:p>22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5];[.D$102:.F$105]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5]);[.A105];[.M105])" office:value-type="float" office:value="23">
            <text:p>23</text:p>
          </table:table-cell>
          <table:table-cell table:style-name="Default"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07];[.D$107:.G$109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13"/>
          <table:table-cell/>
          <table:table-cell/>
          <table:table-cell table:style-name="Default" table:formula="of:=IF(ISBLANK([.M107]);[.A107];[.M107])" office:value-type="float" office:value="22">
            <text:p>22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8];[.D$107:.G$109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8]);[.A108];[.M108])" office:value-type="float" office:value="23">
            <text:p>23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09];[.D$107:.G$109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09]);[.A109];[.M109])" office:value-type="float" office:value="23">
            <text:p>23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10];[.D$107:.G$109];[.D110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0]);[.A110];[.M110])" office:value-type="float" office:value="20">
            <text:p>20</text:p>
          </table:table-cell>
          <table:table-cell table:style-name="Default"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11];[.D$107:.G$109];[.D111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1]);[.A111];[.M111])" office:value-type="float" office:value="13">
            <text:p>13</text:p>
          </table:table-cell>
          <table:table-cell table:style-name="Default"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2];[.D$107:.G$109];[.D112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12]);[.A112];[.M112])" office:value-type="float" office:value="23">
            <text:p>23</text:p>
          </table:table-cell>
          <table:table-cell table:style-name="Default"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3];[.D$107:.G$109];[.D113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3]);[.A113];[.M113])" office:value-type="string" office:string-value="Err:502">
            <text:p>Err:502</text:p>
          </table:table-cell>
          <table:table-cell table:style-name="Default"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4];[.D$107:.G$109];[.D114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14]);[.A114];[.M114])" office:value-type="string" office:string-value="Err:502">
            <text:p>Err:502</text:p>
          </table:table-cell>
          <table:table-cell table:style-name="Default"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16];[.D$116:.G$118];1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four</text:p>
          </table:table-cell>
          <table:table-cell table:style-name="ce9" table:number-columns-repeated="2"/>
          <table:table-cell table:style-name="ce12" office:value-type="float" office:value="5">
            <text:p>5</text:p>
          </table:table-cell>
          <table:table-cell table:style-name="Default" office:value-type="string">
            <text:p>HLOOKUP (equality)</text:p>
          </table:table-cell>
          <table:table-cell table:style-name="Default" office:value-type="string">
            <text:p>HLOOKUP</text:p>
          </table:table-cell>
          <table:table-cell table:style-name="ce14"/>
          <table:table-cell table:style-name="Default"/>
          <table:table-cell table:style-name="Default"/>
          <table:table-cell table:style-name="Default" table:formula="of:=IF(ISBLANK([.M116]);[.A116];[.M116])" office:value-type="string" office:string-value="one">
            <text:p>one</text:p>
          </table:table-cell>
          <table:table-cell table:style-name="Default"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17];[.D$116:.G$118];2;FALSE())" office:value-type="string" office:string-value="три">
            <text:p>три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один</text:p>
          </table:table-cell>
          <table:table-cell table:style-name="ce9" office:value-type="string">
            <text:p>два</text:p>
          </table:table-cell>
          <table:table-cell table:style-name="ce9" office:value-type="string">
            <text:p>три</text:p>
          </table:table-cell>
          <table:table-cell table:style-name="ce9" office:value-type="string">
            <text:p>четыре</text:p>
          </table:table-cell>
          <table:table-cell table:style-name="ce9" table:number-columns-repeated="2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17]);[.A117];[.M117])" office:value-type="string" office:string-value="три">
            <text:p>три</text:p>
          </table:table-cell>
          <table:table-cell table:style-name="Default"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18];[.D$116:.G$118];3;FALSE())" office:value-type="string" office:string-value="vier">
            <text:p>vier</text:p>
          </table:table-cell>
          <table:table-cell table:style-name="ce9" office:value-type="string">
            <text:p>four</text:p>
          </table:table-cell>
          <table:table-cell table:style-name="ce9" office:value-type="string">
            <text:p>eins</text:p>
          </table:table-cell>
          <table:table-cell table:style-name="ce9" office:value-type="string">
            <text:p>zwei</text:p>
          </table:table-cell>
          <table:table-cell table:style-name="ce9" office:value-type="string">
            <text:p>drei</text:p>
          </table:table-cell>
          <table:table-cell table:style-name="ce9" office:value-type="string">
            <text:p>vier</text:p>
          </table:table-cell>
          <table:table-cell table:style-name="ce9" table:number-columns-repeated="2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18]);[.A118];[.M118])" office:value-type="string" office:string-value="vier">
            <text:p>vier</text:p>
          </table:table-cell>
          <table:table-cell table:style-name="Default"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19];[.D$116:.G$118];[.D119]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19]);[.A119];[.M119])" office:value-type="string" office:string-value="one">
            <text:p>one</text:p>
          </table:table-cell>
          <table:table-cell table:style-name="Default"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20];[.D$116:.G$118];[.D120];FALSE())" office:value-type="string" office:string-value="три">
            <text:p>три</text:p>
          </table:table-cell>
          <table:table-cell table:style-name="ce9" office:value-type="string">
            <text:p>three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0]);[.A120];[.M120])" office:value-type="string" office:string-value="три">
            <text:p>три</text:p>
          </table:table-cell>
          <table:table-cell table:style-name="Default"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21];[.D$116:.G$118];[.D121];FALSE())" office:value-type="string" office:string-value="vier">
            <text:p>vier</text:p>
          </table:table-cell>
          <table:table-cell table:style-name="ce9" office:value-type="string">
            <text:p>four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21]);[.A121];[.M121])" office:value-type="string" office:string-value="vier">
            <text:p>vier</text:p>
          </table:table-cell>
          <table:table-cell table:style-name="Default"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HLOOKUP([.C122];[.D$116:.G$118];[.D122];FALSE())" office:value-type="float" office:value="0">
            <text:p>#N/A</text:p>
          </table:table-cell>
          <table:table-cell table:style-name="ce9" office:value-type="string">
            <text:p>fiv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22]);[.A122];[.M122])" office:value-type="string" office:string-value="Err:32767">
            <text:p>Err:32767</text:p>
          </table:table-cell>
          <table:table-cell table:style-name="Default"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3];[.D$116:.G$118];[.D123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3]);[.A123];[.M123])" office:value-type="string" office:string-value="Err:502">
            <text:p>Err:502</text:p>
          </table:table-cell>
          <table:table-cell table:style-name="Default"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4];[.D$116:.G$118];[.D124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4]);[.A124];[.M124])" office:value-type="string" office:string-value="Err:502">
            <text:p>Err:502</text:p>
          </table:table-cell>
          <table:table-cell table:style-name="Default"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/>
          <table:table-cell table:style-name="Default"/>
          <table:table-cell table:style-name="ce9" table:number-columns-repeated="7"/>
          <table:table-cell table:style-name="ce12"/>
          <table:table-cell table:style-name="Default" table:number-columns-repeated="2"/>
          <table:table-cell table:style-name="ce14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26];[.D$126:.F$128];3)" office:value-type="float" office:value="22">
            <text:p>2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13"/>
          <table:table-cell/>
          <table:table-cell/>
          <table:table-cell table:style-name="Default" table:formula="of:=IF(ISBLANK([.M126]);[.A126];[.M126])" office:value-type="float" office:value="22">
            <text:p>22</text:p>
          </table:table-cell>
          <table:table-cell table:style-name="Default"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7];[.D$126:.F$128];3)" office:value-type="float" office:value="23">
            <text:p>2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2">
            <text:p>22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7]);[.A127];[.M127])" office:value-type="float" office:value="23">
            <text:p>23</text:p>
          </table:table-cell>
          <table:table-cell table:style-name="Default"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28];[.D$126:.F$128];3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8]);[.A128];[.M128])" office:value-type="float" office:value="23">
            <text:p>23</text:p>
          </table:table-cell>
          <table:table-cell table:style-name="Default"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29];[.D$126:.F$128];[.D129])" office:value-type="float" office:value="20">
            <text:p>2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29]);[.A129];[.M129])" office:value-type="float" office:value="20">
            <text:p>20</text:p>
          </table:table-cell>
          <table:table-cell table:style-name="Default"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30];[.D$126:.F$128];[.D130])" office:value-type="float" office:value="13">
            <text:p>13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0]);[.A130];[.M130])" office:value-type="float" office:value="13">
            <text:p>13</text:p>
          </table:table-cell>
          <table:table-cell table:style-name="Default"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1];[.D$126:.F$128];[.D131])" office:value-type="float" office:value="23">
            <text:p>2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31]);[.A131];[.M131])" office:value-type="float" office:value="23">
            <text:p>23</text:p>
          </table:table-cell>
          <table:table-cell table:style-name="Default"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2];[.D$126:.F$128];[.D132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2]);[.A132];[.M132])" office:value-type="string" office:string-value="Err:502">
            <text:p>Err:502</text:p>
          </table:table-cell>
          <table:table-cell table:style-name="Default"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3];[.D$126:.F$128];[.D133])" office:value-type="float" office:value="0">
            <text:p>Err:50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33]);[.A133];[.M133])" office:value-type="string" office:string-value="Err:502">
            <text:p>Err:502</text:p>
          </table:table-cell>
          <table:table-cell table:style-name="Default"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35];[.D$135:.F$137];1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one</text:p>
          </table:table-cell>
          <table:table-cell table:style-name="ce9" office:value-type="string">
            <text:p>один</text:p>
          </table:table-cell>
          <table:table-cell table:style-name="ce9" office:value-type="string">
            <text:p>eins</text:p>
          </table:table-cell>
          <table:table-cell table:style-name="ce9" table:number-columns-repeated="3"/>
          <table:table-cell table:style-name="ce12" office:value-type="float" office:value="4">
            <text:p>4</text:p>
          </table:table-cell>
          <table:table-cell table:style-name="Default" office:value-type="string">
            <text:p>VLOOKUP (equality)</text:p>
          </table:table-cell>
          <table:table-cell table:style-name="Default" office:value-type="string">
            <text:p>VLOOKUP</text:p>
          </table:table-cell>
          <table:table-cell table:style-name="ce14"/>
          <table:table-cell table:style-name="Default"/>
          <table:table-cell table:style-name="Default"/>
          <table:table-cell table:style-name="Default" table:formula="of:=IF(ISBLANK([.M135]);[.A135];[.M135])" office:value-type="string" office:string-value="one">
            <text:p>one</text:p>
          </table:table-cell>
          <table:table-cell table:style-name="Default"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36];[.D$135:.F$137];2;FALSE())" office:value-type="string" office:string-value="два">
            <text:p>два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two</text:p>
          </table:table-cell>
          <table:table-cell table:style-name="ce9" office:value-type="string">
            <text:p>два</text:p>
          </table:table-cell>
          <table:table-cell table:style-name="ce9" office:value-type="string">
            <text:p>zwei</text:p>
          </table:table-cell>
          <table:table-cell table:style-name="ce9" table:number-columns-repeated="3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36]);[.A136];[.M136])" office:value-type="string" office:string-value="два">
            <text:p>два</text:p>
          </table:table-cell>
          <table:table-cell table:style-name="Default"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37];[.D$135:.F$137];3;FALSE())" office:value-type="string" office:string-value="drei">
            <text:p>drei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three</text:p>
          </table:table-cell>
          <table:table-cell table:style-name="ce9" office:value-type="string">
            <text:p>три</text:p>
          </table:table-cell>
          <table:table-cell table:style-name="ce9" office:value-type="string">
            <text:p>drei</text:p>
          </table:table-cell>
          <table:table-cell table:style-name="ce9" table:number-columns-repeated="3"/>
          <table:table-cell table:style-name="ce12" office:value-type="float" office:value="1">
            <text:p>1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37]);[.A137];[.M137])" office:value-type="string" office:string-value="drei">
            <text:p>drei</text:p>
          </table:table-cell>
          <table:table-cell table:style-name="Default"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38];[.D$135:.F$137];[.D138];FALSE())" office:value-type="string" office:string-value="one">
            <text:p>one</text:p>
          </table:table-cell>
          <table:table-cell table:style-name="ce9" office:value-type="string">
            <text:p>one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38]);[.A138];[.M138])" office:value-type="string" office:string-value="one">
            <text:p>one</text:p>
          </table:table-cell>
          <table:table-cell table:style-name="Default"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39];[.D$135:.F$137];[.D139];FALSE())" office:value-type="string" office:string-value="два">
            <text:p>два</text:p>
          </table:table-cell>
          <table:table-cell table:style-name="ce9" office:value-type="string">
            <text:p>two</text:p>
          </table:table-cell>
          <table:table-cell table:style-name="ce9" office:value-type="float" office:value="2">
            <text:p>2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39]);[.A139];[.M139])" office:value-type="string" office:string-value="два">
            <text:p>два</text:p>
          </table:table-cell>
          <table:table-cell table:style-name="Default"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40];[.D$135:.F$137];[.D140];FALSE())" office:value-type="string" office:string-value="drei">
            <text:p>drei</text:p>
          </table:table-cell>
          <table:table-cell table:style-name="ce9" office:value-type="string">
            <text:p>three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4"/>
          <table:table-cell table:style-name="Default"/>
          <table:table-cell table:style-name="Default"/>
          <table:table-cell table:style-name="Default" table:formula="of:=IF(ISBLANK([.M140]);[.A140];[.M140])" office:value-type="string" office:string-value="drei">
            <text:p>drei</text:p>
          </table:table-cell>
          <table:table-cell table:style-name="Default"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VLOOKUP([.C141];[.D$135:.F$137];[.D141];FALSE())" office:value-type="float" office:value="0">
            <text:p>#N/A</text:p>
          </table:table-cell>
          <table:table-cell table:style-name="ce9" office:value-type="string">
            <text:p>four</text:p>
          </table:table-cell>
          <table:table-cell table:style-name="ce9" office:value-type="float" office:value="1">
            <text:p>1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41]);[.A141];[.M141])" office:value-type="string" office:string-value="Err:32767">
            <text:p>Err:32767</text:p>
          </table:table-cell>
          <table:table-cell table:style-name="Default"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2];[.D$135:.F$137];[.D142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2]);[.A142];[.M142])" office:value-type="string" office:string-value="Err:502">
            <text:p>Err:502</text:p>
          </table:table-cell>
          <table:table-cell table:style-name="Default"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3];[.D$135:.F$137];[.D143];FALSE())" office:value-type="float" office:value="0">
            <text:p>Err:502</text:p>
          </table:table-cell>
          <table:table-cell table:style-name="ce9" office:value-type="string">
            <text:p>one</text:p>
          </table:table-cell>
          <table:table-cell table:style-name="ce9" office:value-type="float" office:value="4">
            <text:p>4</text:p>
          </table:table-cell>
          <table:table-cell table:style-name="ce9" table:number-columns-repeated="5"/>
          <table:table-cell table:style-name="ce12" office:value-type="float" office:value="2">
            <text:p>2</text:p>
          </table:table-cell>
          <table:table-cell table:style-name="Default" table:number-columns-repeated="2"/>
          <table:table-cell table:style-name="ce13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3]);[.A143];[.M143])" office:value-type="string" office:string-value="Err:502">
            <text:p>Err:502</text:p>
          </table:table-cell>
          <table:table-cell table:style-name="Default"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WAHR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45];[.D145];[.E145];[.F145])" office:value-type="float" office:value="11">
            <text:p>1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13"/>
          <table:table-cell/>
          <table:table-cell/>
          <table:table-cell table:style-name="Default" table:formula="of:=IF(ISBLANK([.M145]);[.A145];[.M145])" office:value-type="float" office:value="11">
            <text:p>11</text:p>
          </table:table-cell>
          <table:table-cell table:style-name="Default"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46];[.D146];[.E146];[.F146])" office:value-type="float" office:value="22">
            <text:p>2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6]);[.A146];[.M146])" office:value-type="float" office:value="22">
            <text:p>22</text:p>
          </table:table-cell>
          <table:table-cell table:style-name="Default"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47];[.D147];[.E147];[.F147])" office:value-type="float" office:value="33">
            <text:p>3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47]);[.A147];[.M147])" office:value-type="float" office:value="33">
            <text:p>33</text:p>
          </table:table-cell>
          <table:table-cell table:style-name="Default"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48];[.D148];[.E148];[.F148])" office:value-type="float" office:value="0">
            <text:p>Err:50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48]);[.A148];[.M148])" office:value-type="string" office:string-value="Err:502">
            <text:p>Err:502</text:p>
          </table:table-cell>
          <table:table-cell table:style-name="Default"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49];[.D149];[.E149];[.F149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 office:value-type="string">
            <text:p>Err:502</text:p>
          </table:table-cell>
          <table:table-cell/>
          <table:table-cell/>
          <table:table-cell table:style-name="Default" table:formula="of:=IF(ISBLANK([.M149]);[.A149];[.M149])" office:value-type="string" office:string-value="Err:502">
            <text:p>Err:502</text:p>
          </table:table-cell>
          <table:table-cell table:style-name="Default"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50];[.D150];[.E150];[.F150])" office:value-type="float" office:value="12">
            <text:p>12</text:p>
          </table:table-cell>
          <table:table-cell table:style-name="ce7" office:value-type="float" office:value="2.99">
            <text:p>2.9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0]);[.A150];[.M150])" office:value-type="float" office:value="12">
            <text:p>12</text:p>
          </table:table-cell>
          <table:table-cell table:style-name="Default"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LUMN()" office:value-type="float" office:value="2">
            <text:p>2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COLUMN</text:p>
          </table:table-cell>
          <table:table-cell table:style-name="ce13"/>
          <table:table-cell/>
          <table:table-cell/>
          <table:table-cell table:style-name="Default" table:formula="of:=IF(ISBLANK([.M152]);[.A152];[.M152])" office:value-type="float" office:value="2">
            <text:p>2</text:p>
          </table:table-cell>
          <table:table-cell table:style-name="Default"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LUMN([.C153])" office:value-type="float" office:value="3">
            <text:p>3</text:p>
          </table:table-cell>
          <table:table-cell table:style-name="ce7"/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3]);[.A153];[.M153])" office:value-type="float" office:value="3">
            <text:p>3</text:p>
          </table:table-cell>
          <table:table-cell table:style-name="Default"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55">
            <text:p>155</text:p>
          </table:table-cell>
          <table:table-cell table:formula="of:=ROW()" office:value-type="float" office:value="155">
            <text:p>155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OW</text:p>
          </table:table-cell>
          <table:table-cell table:style-name="ce13"/>
          <table:table-cell/>
          <table:table-cell/>
          <table:table-cell table:style-name="Default" table:formula="of:=IF(ISBLANK([.M155]);[.A155];[.M155])" office:value-type="float" office:value="155">
            <text:p>155</text:p>
          </table:table-cell>
          <table:table-cell table:style-name="Default"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WAHR</text:p>
          </table:table-cell>
          <table:table-cell table:number-columns-repeated="1007"/>
        </table:table-row>
        <table:table-row table:style-name="ro2">
          <table:table-cell table:style-name="ce2" office:value-type="float" office:value="156">
            <text:p>156</text:p>
          </table:table-cell>
          <table:table-cell table:formula="of:=ROW([.C156])" office:value-type="float" office:value="156">
            <text:p>156</text:p>
          </table:table-cell>
          <table:table-cell table:style-name="ce7"/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3"/>
          <table:table-cell/>
          <table:table-cell/>
          <table:table-cell table:style-name="Default" table:formula="of:=IF(ISBLANK([.M156]);[.A156];[.M156])" office:value-type="float" office:value="156">
            <text:p>156</text:p>
          </table:table-cell>
          <table:table-cell table:style-name="Default"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WAHR</text:p>
          </table:table-cell>
          <table:table-cell table:number-columns-repeated="1007"/>
        </table:table-row>
        <table:table-row table:style-name="ro2" table:number-rows-repeated="9846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 table:number-rows-repeated="20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2" table:number-rows-repeated="5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р.</number:text>
    </number:number-style>
    <number:number-style style:name="N181">
      <number:text>-</number:text>
      <number:number number:decimal-places="0" number:min-integer-digits="1" number:grouping="true"/>
      <number:text>р.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р.</number:text>
    </number:number-style>
    <number:number-style style:name="N184">
      <number:text>-</number:text>
      <number:number number:decimal-places="2" number:min-integer-digits="1" number:grouping="true"/>
      <number:text>р.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р. </number:text>
    </number:number-style>
    <number:number-style style:name="N193P1" style:volatile="true">
      <number:text>-</number:text>
      <number:number number:decimal-places="0" number:min-integer-digits="1" number:grouping="true"/>
      <number:text>р. </number:text>
    </number:number-style>
    <number:number-style style:name="N193P2" style:volatile="true">
      <number:text> -р.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   </number:text>
    </number:number-style>
    <number:number-style style:name="N197P1" style:volatile="true">
      <number:text>-</number:text>
      <number:number number:decimal-places="2" number:min-integer-digits="1" number:grouping="true"/>
      <number:text>    </number:text>
    </number:number-style>
    <number:number-style style:name="N197P2" style:volatile="true">
      <number:text> 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р. </number:text>
    </number:number-style>
    <number:number-style style:name="N201P1" style:volatile="true">
      <number:text>-</number:text>
      <number:number number:decimal-places="2" number:min-integer-digits="1" number:grouping="true"/>
      <number:text>р. </number:text>
    </number:number-style>
    <number:number-style style:name="N201P2" style:volatile="true">
      <number:text> -</number:text>
      <number:number number:decimal-places="0" number:min-integer-digits="0"/>
      <number:text>р.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SFr. </number:text>
      <number:number number:decimal-places="0" number:min-integer-digits="1" number:grouping="true"/>
    </number:number-style>
    <number:number-style style:name="N202">
      <number:text>SFr. -</number:text>
      <number:number number:decimal-places="0" number:min-integer-digits="1" number:grouping="true"/>
      <style:map style:condition="value()&gt;=0" style:apply-style-name="N202P0"/>
    </number:number-style>
    <number:number-style style:name="N203P0" style:volatile="true">
      <number:text>SFr. </number:text>
      <number:number number:decimal-places="0" number:min-integer-digits="1" number:grouping="true"/>
    </number:number-style>
    <number:number-style style:name="N203">
      <style:text-properties fo:color="#ff0000"/>
      <number:text>SFr.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SFr. </number:text>
      <number:number number:decimal-places="2" number:min-integer-digits="1" number:grouping="true"/>
    </number:number-style>
    <number:number-style style:name="N204">
      <number:text>SFr. -</number:text>
      <number:number number:decimal-places="2" number:min-integer-digits="1" number:grouping="true"/>
      <style:map style:condition="value()&gt;=0" style:apply-style-name="N204P0"/>
    </number:number-style>
    <number:number-style style:name="N205P0" style:volatile="true">
      <number:text>SFr. </number:text>
      <number:number number:decimal-places="2" number:min-integer-digits="1" number:grouping="true"/>
    </number:number-style>
    <number:number-style style:name="N205">
      <style:text-properties fo:color="#ff0000"/>
      <number:text>SFr. -</number:text>
      <number:number number:decimal-places="2" number:min-integer-digits="1" number:grouping="true"/>
      <style:map style:condition="value()&gt;=0" style:apply-style-name="N205P0"/>
    </number:number-style>
    <number:number-style style:name="N206P0" style:volatile="true">
      <number:text> </number:text>
      <number:number number:decimal-places="0" number:min-integer-digits="1" number:grouping="true"/>
      <number:text> </number:text>
    </number:number-style>
    <number:number-style style:name="N206P1" style:volatile="true">
      <number:text> -</number:text>
      <number:number number: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SFr. </number:text>
      <number:number number:decimal-places="0" number:min-integer-digits="1" number:grouping="true"/>
      <number:text> </number:text>
    </number:number-style>
    <number:number-style style:name="N207P1" style:volatile="true">
      <number:text> SFr. -</number:text>
      <number:number number:decimal-places="0" number:min-integer-digits="1" number:grouping="true"/>
      <number:text> </number:text>
    </number:number-style>
    <number:number-style style:name="N207P2" style:volatile="true">
      <number:text> SFr. -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number number:decimal-places="2" number:min-integer-digits="1" number:grouping="true"/>
      <number:text> </number:text>
    </number:number-style>
    <number:number-style style:name="N208P1" style:volatile="true">
      <number:text> -</number:text>
      <number:number number:decimal-places="2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SFr. </number:text>
      <number:number number:decimal-places="2" number:min-integer-digits="1" number:grouping="true"/>
      <number:text> </number:text>
    </number:number-style>
    <number:number-style style:name="N209P1" style:volatile="true">
      <number:text> SFr. -</number:text>
      <number:number number:decimal-places="2" number:min-integer-digits="1" number:grouping="true"/>
      <number:text> </number:text>
    </number:number-style>
    <number:number-style style:name="N209P2" style:volatile="true">
      <number:text> SFr. -</number:text>
      <number:number number: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scientific-number number:decimal-places="1" number:min-integer-digits="3" number:min-exponent-digits="1"/>
    </number:number-style>
    <number:number-style style:name="N211P0" style:volatile="true">
      <number:text> </number:text>
      <number:number number:decimal-places="0" number:min-integer-digits="1" number:grouping="true"/>
      <number:text>р. </number:text>
    </number:number-style>
    <number:number-style style:name="N211P1" style:volatile="true">
      <number:text>-</number:text>
      <number:number number:decimal-places="0" number:min-integer-digits="1" number:grouping="true"/>
      <number:text>р. </number:text>
    </number:number-style>
    <number:number-style style:name="N211P2" style:volatile="true">
      <number:text> -р.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text> </number:text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</number:text>
      <number:number number:decimal-places="2" number:min-integer-digits="1" number:grouping="true"/>
      <number:text>р. </number:text>
    </number:number-style>
    <number:number-style style:name="N213P1" style:volatile="true">
      <number:text>-</number:text>
      <number:number number:decimal-places="2" number:min-integer-digits="1" number:grouping="true"/>
      <number:text>р. </number:text>
    </number:number-style>
    <number:number-style style:name="N213P2" style:volatile="true">
      <number:text> -</number:text>
      <number:number number:decimal-places="0" number:min-integer-digits="0"/>
      <number:text>р.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</number:text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CH">
      <number:day number:style="long"/>
      <number:text>. </number:text>
      <number:month number:textual="true"/>
    </number:date-style>
    <number:date-style style:name="N20108" number:language="de" number:country="CH">
      <number:month number:textual="true"/>
      <number:text> </number:text>
      <number:year/>
    </number:date-style>
    <number:time-style style:name="N20109" number:language="de" number:country="CH">
      <number:hours/>
      <number:text>:</number:text>
      <number:minutes number:style="long"/>
      <number:text> </number:text>
      <number:am-pm/>
    </number:time-style>
    <number:time-style style:name="N2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2P0" style:volatile="true" number:language="de" number:country="CH">
      <number:text>SFr. </number:text>
      <number:number number:decimal-places="0" number:min-integer-digits="1" number:grouping="true"/>
    </number:number-style>
    <number:number-style style:name="N20112" number:language="de" number:country="CH">
      <number:text>SFr. 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de" number:country="CH">
      <number:text>SFr. </number:text>
      <number:number number:decimal-places="0" number:min-integer-digits="1" number:grouping="true"/>
    </number:number-style>
    <number:number-style style:name="N20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20113P0"/>
    </number:number-style>
    <number:number-style style:name="N20114P0" style:volatile="true" number:language="de" number:country="CH">
      <number:text>SFr. </number:text>
      <number:number number:decimal-places="2" number:min-integer-digits="1" number:grouping="true"/>
    </number:number-style>
    <number:number-style style:name="N20114" number:language="de" number:country="CH">
      <number:text>SFr. -</number:text>
      <number:number number:decimal-places="2" number:min-integer-digits="1" number:grouping="true"/>
      <style:map style:condition="value()&gt;=0" style:apply-style-name="N20114P0"/>
    </number:number-style>
    <number:number-style style:name="N20115P0" style:volatile="true" number:language="de" number:country="CH">
      <number:text>SFr. </number:text>
      <number:number number:decimal-places="2" number:min-integer-digits="1" number:grouping="true"/>
    </number:number-style>
    <number:number-style style:name="N20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20115P0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7">17.09.2010</text:date>, <text:time>13:0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Peter Arrenbrecht</meta:initial-creator>
    <meta:creation-date>2005-11-22T22:05:38</meta:creation-date>
    <dc:date>2010-09-17T13:08:35</dc:date>
    <meta:editing-cycles>12</meta:editing-cycles>
    <meta:editing-duration>PT24H53M59S</meta:editing-duration>
    <dc:creator>Peter Arrenbrecht</dc:creator>
    <meta:document-statistic meta:table-count="1" meta:cell-count="1376" meta:object-count="0"/>
    <meta:user-defined meta:name="Info 1"/>
    <meta:user-defined meta:name="Info 2"/>
    <meta:user-defined meta:name="Info 3"/>
    <meta:user-defined meta:name="Info 4"/>
  </office:meta>
</office:document-meta>
</file>